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0.2453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faf46"/>
      <style:text-properties fo:color="#ffffff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3faf46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24" style:family="table-cell" style:parent-style-name="Default">
      <style:table-cell-properties style:diagonal-tl-br="none" fo:border="none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style:diagonal-tl-br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32" style:family="table-cell" style:parent-style-name="Default">
      <style:table-cell-properties fo:border="none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3"/>
    <style:style style:name="ce40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38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69" style:family="table-cell" style:parent-style-name="Default" style:data-style-name="N2"/>
    <style:style style:name="ce4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71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3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4" table:default-cell-style-name="ce17"/>
        <table:table-column table:style-name="co2" table:default-cell-style-name="ce20"/>
        <table:table-column table:style-name="co5" table:default-cell-style-name="ce9"/>
        <table:table-column table:style-name="co6" table:default-cell-style-name="Default"/>
        <table:table-column table:style-name="co7" table:default-cell-style-name="ce42"/>
        <table:table-column table:style-name="co8" table:default-cell-style-name="ce9"/>
        <table:table-column table:style-name="co2" table:number-columns-repeated="4" table:default-cell-style-name="Default"/>
        <table:table-column table:style-name="co10" table:default-cell-style-name="ce49"/>
        <table:table-column table:style-name="co11" table:number-columns-repeated="11" table:default-cell-style-name="ce53"/>
        <table:table-row table:style-name="ro1">
          <table:table-cell table:style-name="ce18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62" office:value-type="string" calcext:value-type="string">
            <text:p>By John Nguyen</text:p>
          </table:table-cell>
          <table:table-cell table:style-name="ce62" office:value-type="string" calcext:value-type="string">
            <text:p>Updated 19 March 2025</text:p>
          </table:table-cell>
          <table:table-cell table:style-name="Default"/>
          <table:table-cell table:number-columns-repeated="4"/>
          <table:table-cell table:style-name="ce18" office:value-type="string" calcext:value-type="string">
            <text:p>Combination Comparison</text:p>
          </table:table-cell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Length</text:p>
          </table:table-cell>
          <table:table-cell table:style-name="ce25" office:value-type="float" office:value="20" calcext:value-type="float">
            <text:p>20</text:p>
          </table:table-cell>
          <table:table-cell table:style-name="Default" office:value-type="string" calcext:value-type="string">
            <text:p>ft</text:p>
          </table:table-cell>
          <table:table-cell table:style-name="ce18" office:value-type="string" calcext:value-type="string">
            <text:p>Cable Comparison</text:p>
          </table:table-cell>
          <table:table-cell table:style-name="Default" table:number-columns-repeated="2"/>
          <table:table-cell table:number-columns-repeated="4"/>
          <table:table-cell table:style-name="ce46" office:value-type="string" calcext:value-type="string">
            <text:p>CAT5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table:style-name="ce2" office:value-type="string" calcext:value-type="string">
            <text:p>Total # of Pins</text:p>
          </table:table-cell>
          <table:table-cell table:style-name="ce25" office:value-type="float" office:value="6" calcext:value-type="float">
            <text:p>6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 table:number-columns-repeated="4"/>
          <table:table-cell table:style-name="ce47" office:value-type="string" calcext:value-type="string">
            <text:p>Deutsch DT</text:p>
          </table:table-cell>
          <table:table-cell table:style-name="ce52" table:formula="of:=IFERROR([.$E$5]+[.$B$11]+[.$B24];&quot;&quot;)" office:value-type="float" office:value="1.04069291338583" calcext:value-type="float">
            <text:p>1.04</text:p>
          </table:table-cell>
          <table:table-cell table:style-name="ce52" table:formula="of:=IFERROR([.$E$5]+[.$B$12]+[.$B24];&quot;&quot;)" office:value-type="float" office:value="0.84030005624297" calcext:value-type="float">
            <text:p>0.84</text:p>
          </table:table-cell>
          <table:table-cell table:style-name="ce52" table:formula="of:=IFERROR([.$E$5]+[.$B$13]+[.$B24];&quot;&quot;)" office:value-type="float" office:value="0.968692913385827" calcext:value-type="float">
            <text:p>0.97</text:p>
          </table:table-cell>
          <table:table-cell table:style-name="ce52" table:formula="of:=IFERROR([.$E$5]+[.$B$14]+[.$B24];&quot;&quot;)" office:value-type="float" office:value="0.946192913385827" calcext:value-type="float">
            <text:p>0.95</text:p>
          </table:table-cell>
          <table:table-cell table:style-name="ce52" table:formula="of:=IFERROR([.$E$5]+[.$B$15]+[.$B24];&quot;&quot;)" office:value-type="float" office:value="0.845692913385827" calcext:value-type="float">
            <text:p>0.85</text:p>
          </table:table-cell>
          <table:table-cell table:style-name="ce52" table:formula="of:=IFERROR([.$E$5]+[.$B$16]+[.$B24];&quot;&quot;)">
            <text:p/>
          </table:table-cell>
          <table:table-cell table:style-name="ce52" table:formula="of:=IFERROR([.$E$5]+[.$B$17]+[.$B24];&quot;&quot;)">
            <text:p/>
          </table:table-cell>
          <table:table-cell table:style-name="ce52" table:formula="of:=IFERROR([.$E$5]+[.$B$18]+[.$B24];&quot;&quot;)">
            <text:p/>
          </table:table-cell>
          <table:table-cell table:style-name="ce52" table:formula="of:=IFERROR([.$E$5]+[.$B$19]+[.$B24];&quot;&quot;)">
            <text:p/>
          </table:table-cell>
          <table:table-cell table:style-name="ce52" table:formula="of:=IFERROR([.$E$5]+[.$B$20]+[.$B24];&quot;&quot;)">
            <text:p/>
          </table:table-cell>
          <table:table-cell table:style-name="ce52" table:formula="of:=IFERROR([.$E$5]+[.$B$21]+[.$B24];&quot;&quot;)">
            <text:p/>
          </table:table-cell>
        </table:table-row>
        <table:table-row table:style-name="ro1">
          <table:table-cell table:style-name="ce2" office:value-type="string" calcext:value-type="string">
            <text:p># of Signal Pins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Needed #</text:p>
          </table:table-cell>
          <table:table-cell table:style-name="ce27" table:formula="of:=CEILING([.B3]/8)" office:value-type="float" office:value="1" calcext:value-type="float">
            <text:p>1</text:p>
          </table:table-cell>
          <table:table-cell/>
          <table:table-cell table:style-name="ce62" office:value-type="string" calcext:value-type="string">
            <text:p>Max current: 0.5 Amp per conductor</text:p>
          </table:table-cell>
          <table:table-cell table:number-columns-repeated="3"/>
          <table:table-cell table:style-name="ce47" office:value-type="string" calcext:value-type="string">
            <text:p>JST</text:p>
          </table:table-cell>
          <table:table-cell table:style-name="ce52" table:formula="of:=IFERROR([.$E$5]+[.$B$11]+[.$B25];&quot;&quot;)" office:value-type="float" office:value="0.84030005624297" calcext:value-type="float">
            <text:p>0.84</text:p>
          </table:table-cell>
          <table:table-cell table:style-name="ce52" table:formula="of:=IFERROR([.$E$5]+[.$B$12]+[.$B25];&quot;&quot;)" office:value-type="float" office:value="0.639907199100112" calcext:value-type="float">
            <text:p>0.64</text:p>
          </table:table-cell>
          <table:table-cell table:style-name="ce52" table:formula="of:=IFERROR([.$E$5]+[.$B$13]+[.$B25];&quot;&quot;)" office:value-type="float" office:value="0.76830005624297" calcext:value-type="float">
            <text:p>0.77</text:p>
          </table:table-cell>
          <table:table-cell table:style-name="ce52" table:formula="of:=IFERROR([.$E$5]+[.$B$14]+[.$B25];&quot;&quot;)" office:value-type="float" office:value="0.74580005624297" calcext:value-type="float">
            <text:p>0.75</text:p>
          </table:table-cell>
          <table:table-cell table:style-name="ce52" table:formula="of:=IFERROR([.$E$5]+[.$B$15]+[.$B25];&quot;&quot;)" office:value-type="float" office:value="0.64530005624297" calcext:value-type="float">
            <text:p>0.65</text:p>
          </table:table-cell>
          <table:table-cell table:style-name="ce52" table:formula="of:=IFERROR([.$E$5]+[.$B$16]+[.$B25];&quot;&quot;)">
            <text:p/>
          </table:table-cell>
          <table:table-cell table:style-name="ce52" table:formula="of:=IFERROR([.$E$5]+[.$B$17]+[.$B25];&quot;&quot;)">
            <text:p/>
          </table:table-cell>
          <table:table-cell table:style-name="ce52" table:formula="of:=IFERROR([.$E$5]+[.$B$18]+[.$B25];&quot;&quot;)">
            <text:p/>
          </table:table-cell>
          <table:table-cell table:style-name="ce52" table:formula="of:=IFERROR([.$E$5]+[.$B$19]+[.$B25];&quot;&quot;)">
            <text:p/>
          </table:table-cell>
          <table:table-cell table:style-name="ce52" table:formula="of:=IFERROR([.$E$5]+[.$B$20]+[.$B25];&quot;&quot;)">
            <text:p/>
          </table:table-cell>
          <table:table-cell table:style-name="ce52" table:formula="of:=IFERROR([.$E$5]+[.$B$21]+[.$B25];&quot;&quot;)">
            <text:p/>
          </table:table-cell>
        </table:table-row>
        <table:table-row table:style-name="ro1">
          <table:table-cell table:style-name="ce2" office:value-type="string" calcext:value-type="string">
            <text:p>Max current per pin</text:p>
          </table:table-cell>
          <table:table-cell table:style-name="ce28" office:value-type="float" office:value="1" calcext:value-type="float">
            <text:p>1.00</text:p>
          </table:table-cell>
          <table:table-cell table:style-name="Default" office:value-type="string" calcext:value-type="string">
            <text:p>A</text:p>
          </table:table-cell>
          <table:table-cell table:style-name="ce26" office:value-type="string" calcext:value-type="string">
            <text:p>Mass</text:p>
          </table:table-cell>
          <table:table-cell table:style-name="ce40" table:formula="of:=31*2.205/1000/39.37*12*[.B2]*[.E4]" office:value-type="float" office:value="0.416692913385827" calcext:value-type="float">
            <text:p>0.42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Weather-pack</text:p>
          </table:table-cell>
          <table:table-cell table:style-name="ce52" table:formula="of:=IFERROR([.$E$5]+[.$B$11]+[.$B26];&quot;&quot;)" office:value-type="float" office:value="0.968692913385827" calcext:value-type="float">
            <text:p>0.97</text:p>
          </table:table-cell>
          <table:table-cell table:style-name="ce52" table:formula="of:=IFERROR([.$E$5]+[.$B$12]+[.$B26];&quot;&quot;)" office:value-type="float" office:value="0.76830005624297" calcext:value-type="float">
            <text:p>0.77</text:p>
          </table:table-cell>
          <table:table-cell table:style-name="ce52" table:formula="of:=IFERROR([.$E$5]+[.$B$13]+[.$B26];&quot;&quot;)" office:value-type="float" office:value="0.896692913385827" calcext:value-type="float">
            <text:p>0.90</text:p>
          </table:table-cell>
          <table:table-cell table:style-name="ce52" table:formula="of:=IFERROR([.$E$5]+[.$B$14]+[.$B26];&quot;&quot;)" office:value-type="float" office:value="0.874192913385827" calcext:value-type="float">
            <text:p>0.87</text:p>
          </table:table-cell>
          <table:table-cell table:style-name="ce52" table:formula="of:=IFERROR([.$E$5]+[.$B$15]+[.$B26];&quot;&quot;)" office:value-type="float" office:value="0.773692913385827" calcext:value-type="float">
            <text:p>0.77</text:p>
          </table:table-cell>
          <table:table-cell table:style-name="ce52" table:formula="of:=IFERROR([.$E$5]+[.$B$16]+[.$B26];&quot;&quot;)">
            <text:p/>
          </table:table-cell>
          <table:table-cell table:style-name="ce52" table:formula="of:=IFERROR([.$E$5]+[.$B$17]+[.$B26];&quot;&quot;)">
            <text:p/>
          </table:table-cell>
          <table:table-cell table:style-name="ce52" table:formula="of:=IFERROR([.$E$5]+[.$B$18]+[.$B26];&quot;&quot;)">
            <text:p/>
          </table:table-cell>
          <table:table-cell table:style-name="ce52" table:formula="of:=IFERROR([.$E$5]+[.$B$19]+[.$B26];&quot;&quot;)">
            <text:p/>
          </table:table-cell>
          <table:table-cell table:style-name="ce52" table:formula="of:=IFERROR([.$E$5]+[.$B$20]+[.$B26];&quot;&quot;)">
            <text:p/>
          </table:table-cell>
          <table:table-cell table:style-name="ce52" table:formula="of:=IFERROR([.$E$5]+[.$B$21]+[.$B26];&quot;&quot;)">
            <text:p/>
          </table:table-cell>
        </table:table-row>
        <table:table-row table:style-name="ro1">
          <table:table-cell table:style-name="ce2" office:value-type="string" calcext:value-type="string">
            <text:p>Pins per connector (A)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38" table:formula="of:=CONCATENATE(INDEX([$Constants.$B$2:.$B$26];MATCH([.$B$5]*2;[$Constants.$A$2:.$A$26];-1);1);&quot; AWG&quot;)" office:value-type="string" office:string-value="19 AWG" calcext:value-type="string">
            <text:p>19 AWG</text:p>
          </table:table-cell>
          <table:table-cell table:style-name="ce8"/>
          <table:table-cell table:number-columns-repeated="4"/>
          <table:table-cell table:style-name="ce47" office:value-type="string" calcext:value-type="string">
            <text:p>XT-60</text:p>
          </table:table-cell>
          <table:table-cell table:style-name="ce52" table:formula="of:=IFERROR([.$E$5]+[.$B$11]+[.$B27];&quot;&quot;)" office:value-type="float" office:value="0.946192913385827" calcext:value-type="float">
            <text:p>0.95</text:p>
          </table:table-cell>
          <table:table-cell table:style-name="ce52" table:formula="of:=IFERROR([.$E$5]+[.$B$12]+[.$B27];&quot;&quot;)" office:value-type="float" office:value="0.74580005624297" calcext:value-type="float">
            <text:p>0.75</text:p>
          </table:table-cell>
          <table:table-cell table:style-name="ce52" table:formula="of:=IFERROR([.$E$5]+[.$B$13]+[.$B27];&quot;&quot;)" office:value-type="float" office:value="0.874192913385827" calcext:value-type="float">
            <text:p>0.87</text:p>
          </table:table-cell>
          <table:table-cell table:style-name="ce52" table:formula="of:=IFERROR([.$E$5]+[.$B$14]+[.$B27];&quot;&quot;)" office:value-type="float" office:value="0.851692913385827" calcext:value-type="float">
            <text:p>0.85</text:p>
          </table:table-cell>
          <table:table-cell table:style-name="ce52" table:formula="of:=IFERROR([.$E$5]+[.$B$15]+[.$B27];&quot;&quot;)" office:value-type="float" office:value="0.751192913385827" calcext:value-type="float">
            <text:p>0.75</text:p>
          </table:table-cell>
          <table:table-cell table:style-name="ce52" table:formula="of:=IFERROR([.$E$5]+[.$B$16]+[.$B27];&quot;&quot;)">
            <text:p/>
          </table:table-cell>
          <table:table-cell table:style-name="ce52" table:formula="of:=IFERROR([.$E$5]+[.$B$17]+[.$B27];&quot;&quot;)">
            <text:p/>
          </table:table-cell>
          <table:table-cell table:style-name="ce52" table:formula="of:=IFERROR([.$E$5]+[.$B$18]+[.$B27];&quot;&quot;)">
            <text:p/>
          </table:table-cell>
          <table:table-cell table:style-name="ce52" table:formula="of:=IFERROR([.$E$5]+[.$B$19]+[.$B27];&quot;&quot;)">
            <text:p/>
          </table:table-cell>
          <table:table-cell table:style-name="ce52" table:formula="of:=IFERROR([.$E$5]+[.$B$20]+[.$B27];&quot;&quot;)">
            <text:p/>
          </table:table-cell>
          <table:table-cell table:style-name="ce52" table:formula="of:=IFERROR([.$E$5]+[.$B$21]+[.$B27];&quot;&quot;)">
            <text:p/>
          </table:table-cell>
        </table:table-row>
        <table:table-row table:style-name="ro1">
          <table:table-cell table:style-name="ce2" office:value-type="string" calcext:value-type="string">
            <text:p>Pins/connector (B)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Copper</text:p>
          </table:table-cell>
          <table:table-cell table:formula="of:=INDEX([$Constants.$K$2:.$K$26];MATCH([.$B$5]*2;[$Constants.$A$2:.$A$26];-1);1)*[.$B$2]*[.$B$3]" office:value-type="float" office:value="0.5832" calcext:value-type="float">
            <text:p>0.58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rom AWG solid core table on next sheet</text:p>
          </table:table-cell>
          <table:table-cell table:number-columns-repeated="3"/>
          <table:table-cell table:style-name="ce47" office:value-type="string" calcext:value-type="string">
            <text:p>XT-30</text:p>
          </table:table-cell>
          <table:table-cell table:style-name="ce52" table:formula="of:=IFERROR([.$E$5]+[.$B$11]+[.$B28];&quot;&quot;)" office:value-type="float" office:value="0.845692913385827" calcext:value-type="float">
            <text:p>0.85</text:p>
          </table:table-cell>
          <table:table-cell table:style-name="ce52" table:formula="of:=IFERROR([.$E$5]+[.$B$12]+[.$B28];&quot;&quot;)" office:value-type="float" office:value="0.64530005624297" calcext:value-type="float">
            <text:p>0.65</text:p>
          </table:table-cell>
          <table:table-cell table:style-name="ce52" table:formula="of:=IFERROR([.$E$5]+[.$B$13]+[.$B28];&quot;&quot;)" office:value-type="float" office:value="0.773692913385827" calcext:value-type="float">
            <text:p>0.77</text:p>
          </table:table-cell>
          <table:table-cell table:style-name="ce52" table:formula="of:=IFERROR([.$E$5]+[.$B$14]+[.$B28];&quot;&quot;)" office:value-type="float" office:value="0.751192913385827" calcext:value-type="float">
            <text:p>0.75</text:p>
          </table:table-cell>
          <table:table-cell table:style-name="ce52" table:formula="of:=IFERROR([.$E$5]+[.$B$15]+[.$B28];&quot;&quot;)" office:value-type="float" office:value="0.650692913385827" calcext:value-type="float">
            <text:p>0.65</text:p>
          </table:table-cell>
          <table:table-cell table:style-name="ce52" table:formula="of:=IFERROR([.$E$5]+[.$B$16]+[.$B28];&quot;&quot;)">
            <text:p/>
          </table:table-cell>
          <table:table-cell table:style-name="ce52" table:formula="of:=IFERROR([.$E$5]+[.$B$17]+[.$B28];&quot;&quot;)">
            <text:p/>
          </table:table-cell>
          <table:table-cell table:style-name="ce52" table:formula="of:=IFERROR([.$E$5]+[.$B$18]+[.$B28];&quot;&quot;)">
            <text:p/>
          </table:table-cell>
          <table:table-cell table:style-name="ce52" table:formula="of:=IFERROR([.$E$5]+[.$B$19]+[.$B28];&quot;&quot;)">
            <text:p/>
          </table:table-cell>
          <table:table-cell table:style-name="ce52" table:formula="of:=IFERROR([.$E$5]+[.$B$20]+[.$B28];&quot;&quot;)">
            <text:p/>
          </table:table-cell>
          <table:table-cell table:style-name="ce52" table:formula="of:=IFERROR([.$E$5]+[.$B$21]+[.$B28];&quot;&quot;)">
            <text:p/>
          </table:table-cell>
        </table:table-row>
        <table:table-row table:style-name="ro1">
          <table:table-cell table:style-name="ce2" office:value-type="string" calcext:value-type="string">
            <text:p>Pins per cable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300V Insulation</text:p>
          </table:table-cell>
          <table:table-cell table:formula="of:=INDEX([$Constants.$M$2:.$M$26];MATCH([.$B$5]*2;[$Constants.$A$3:.$A$27];-1);1)*[.$B$3]*[.$B$2]" office:value-type="float" office:value="0.13119290921391" calcext:value-type="float">
            <text:p>0.13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Assumes 0.010” of PVC insulation</text:p>
          </table:table-cell>
          <table:table-cell table:number-columns-repeated="3"/>
          <table:table-cell table:style-name="ce47" office:value-type="string" calcext:value-type="string">
            <text:p>DB-9 Female</text:p>
          </table:table-cell>
          <table:table-cell table:style-name="ce52" table:formula="of:=IFERROR([.$E$5]+[.$B$11]+[.$B29];&quot;&quot;)">
            <text:p/>
          </table:table-cell>
          <table:table-cell table:style-name="ce52" table:formula="of:=IFERROR([.$E$5]+[.$B$12]+[.$B29];&quot;&quot;)">
            <text:p/>
          </table:table-cell>
          <table:table-cell table:style-name="ce52" table:formula="of:=IFERROR([.$E$5]+[.$B$13]+[.$B29];&quot;&quot;)">
            <text:p/>
          </table:table-cell>
          <table:table-cell table:style-name="ce52" table:formula="of:=IFERROR([.$E$5]+[.$B$14]+[.$B29];&quot;&quot;)">
            <text:p/>
          </table:table-cell>
          <table:table-cell table:style-name="ce52" table:formula="of:=IFERROR([.$E$5]+[.$B$15]+[.$B29];&quot;&quot;)">
            <text:p/>
          </table:table-cell>
          <table:table-cell table:style-name="ce52" table:formula="of:=IFERROR([.$E$5]+[.$B$16]+[.$B29];&quot;&quot;)">
            <text:p/>
          </table:table-cell>
          <table:table-cell table:style-name="ce52" table:formula="of:=IFERROR([.$E$5]+[.$B$17]+[.$B29];&quot;&quot;)">
            <text:p/>
          </table:table-cell>
          <table:table-cell table:style-name="ce52" table:formula="of:=IFERROR([.$E$5]+[.$B$18]+[.$B29];&quot;&quot;)">
            <text:p/>
          </table:table-cell>
          <table:table-cell table:style-name="ce52" table:formula="of:=IFERROR([.$E$5]+[.$B$19]+[.$B29];&quot;&quot;)">
            <text:p/>
          </table:table-cell>
          <table:table-cell table:style-name="ce52" table:formula="of:=IFERROR([.$E$5]+[.$B$20]+[.$B29];&quot;&quot;)">
            <text:p/>
          </table:table-cell>
          <table:table-cell table:style-name="ce52" table:formula="of:=IFERROR([.$E$5]+[.$B$21]+[.$B29];&quot;&quot;)">
            <text:p/>
          </table:table-cell>
        </table:table-row>
        <table:table-row table:style-name="ro1">
          <table:table-cell table:style-name="ce15" office:value-type="string" calcext:value-type="string">
            <text:p>Side A Connector</text:p>
          </table:table-cell>
          <table:table-cell table:style-name="ce5"/>
          <table:table-cell table:style-name="ce8"/>
          <table:table-cell table:style-name="ce14" office:value-type="string" calcext:value-type="string">
            <text:p>6-in space zip ties</text:p>
          </table:table-cell>
          <table:table-cell table:style-name="ce69" table:formula="of:=CEILING([.B3]/[.B8])*[.B2]*2*6.7/16/1000" office:value-type="float" office:value="0.05025" calcext:value-type="float">
            <text:p>0.05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rom Amazon 3”x1/8” zip ties</text:p>
          </table:table-cell>
          <table:table-cell table:number-columns-repeated="3"/>
          <table:table-cell table:style-name="ce47" office:value-type="string" calcext:value-type="string">
            <text:p>DB-9 Male</text:p>
          </table:table-cell>
          <table:table-cell table:style-name="ce52" table:formula="of:=IFERROR([.$E$5]+[.$B$11]+[.$B30];&quot;&quot;)">
            <text:p/>
          </table:table-cell>
          <table:table-cell table:style-name="ce52" table:formula="of:=IFERROR([.$E$5]+[.$B$12]+[.$B30];&quot;&quot;)">
            <text:p/>
          </table:table-cell>
          <table:table-cell table:style-name="ce52" table:formula="of:=IFERROR([.$E$5]+[.$B$13]+[.$B30];&quot;&quot;)">
            <text:p/>
          </table:table-cell>
          <table:table-cell table:style-name="ce52" table:formula="of:=IFERROR([.$E$5]+[.$B$14]+[.$B30];&quot;&quot;)">
            <text:p/>
          </table:table-cell>
          <table:table-cell table:style-name="ce52" table:formula="of:=IFERROR([.$E$5]+[.$B$15]+[.$B30];&quot;&quot;)">
            <text:p/>
          </table:table-cell>
          <table:table-cell table:style-name="ce52" table:formula="of:=IFERROR([.$E$5]+[.$B$16]+[.$B30];&quot;&quot;)">
            <text:p/>
          </table:table-cell>
          <table:table-cell table:style-name="ce52" table:formula="of:=IFERROR([.$E$5]+[.$B$17]+[.$B30];&quot;&quot;)">
            <text:p/>
          </table:table-cell>
          <table:table-cell table:style-name="ce52" table:formula="of:=IFERROR([.$E$5]+[.$B$18]+[.$B30];&quot;&quot;)">
            <text:p/>
          </table:table-cell>
          <table:table-cell table:style-name="ce52" table:formula="of:=IFERROR([.$E$5]+[.$B$19]+[.$B30];&quot;&quot;)">
            <text:p/>
          </table:table-cell>
          <table:table-cell table:style-name="ce52" table:formula="of:=IFERROR([.$E$5]+[.$B$20]+[.$B30];&quot;&quot;)">
            <text:p/>
          </table:table-cell>
          <table:table-cell table:style-name="ce52" table:formula="of:=IFERROR([.$E$5]+[.$B$21]+[.$B30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6])"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Total</text:p>
          </table:table-cell>
          <table:table-cell table:style-name="ce40" table:formula="of:=[.E7]+[.E8]+[.E9]" office:value-type="float" office:value="0.76464290921391" calcext:value-type="float">
            <text:p>0.76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DB-15 Female</text:p>
          </table:table-cell>
          <table:table-cell table:style-name="ce52" table:formula="of:=IFERROR([.$E$5]+[.$B$11]+[.$B31];&quot;&quot;)">
            <text:p/>
          </table:table-cell>
          <table:table-cell table:style-name="ce52" table:formula="of:=IFERROR([.$E$5]+[.$B$12]+[.$B31];&quot;&quot;)">
            <text:p/>
          </table:table-cell>
          <table:table-cell table:style-name="ce52" table:formula="of:=IFERROR([.$E$5]+[.$B$13]+[.$B31];&quot;&quot;)">
            <text:p/>
          </table:table-cell>
          <table:table-cell table:style-name="ce52" table:formula="of:=IFERROR([.$E$5]+[.$B$14]+[.$B31];&quot;&quot;)">
            <text:p/>
          </table:table-cell>
          <table:table-cell table:style-name="ce52" table:formula="of:=IFERROR([.$E$5]+[.$B$15]+[.$B31];&quot;&quot;)">
            <text:p/>
          </table:table-cell>
          <table:table-cell table:style-name="ce52" table:formula="of:=IFERROR([.$E$5]+[.$B$16]+[.$B31];&quot;&quot;)">
            <text:p/>
          </table:table-cell>
          <table:table-cell table:style-name="ce52" table:formula="of:=IFERROR([.$E$5]+[.$B$17]+[.$B31];&quot;&quot;)">
            <text:p/>
          </table:table-cell>
          <table:table-cell table:style-name="ce52" table:formula="of:=IFERROR([.$E$5]+[.$B$18]+[.$B31];&quot;&quot;)">
            <text:p/>
          </table:table-cell>
          <table:table-cell table:style-name="ce52" table:formula="of:=IFERROR([.$E$5]+[.$B$19]+[.$B31];&quot;&quot;)">
            <text:p/>
          </table:table-cell>
          <table:table-cell table:style-name="ce52" table:formula="of:=IFERROR([.$E$5]+[.$B$20]+[.$B31];&quot;&quot;)">
            <text:p/>
          </table:table-cell>
          <table:table-cell table:style-name="ce52" table:formula="of:=IFERROR([.$E$5]+[.$B$21]+[.$B31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6]&lt;=4; [.$B$6]=6; [.$B$6]=8);0.156*[.B6]/3*[.B10];&quot;Invalid pin #&quot;)" office:value-type="float" office:value="0.312" calcext:value-type="float">
            <text:p>0.312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RG-58 50 Ohm Coax</text:p>
          </table:table-cell>
          <table:table-cell table:style-name="ce41"/>
          <table:table-cell table:style-name="ce8"/>
          <table:table-cell table:number-columns-repeated="4"/>
          <table:table-cell table:style-name="ce47" office:value-type="string" calcext:value-type="string">
            <text:p>DB-15 Male</text:p>
          </table:table-cell>
          <table:table-cell table:style-name="ce52" table:formula="of:=IFERROR([.$E$5]+[.$B$11]+[.$B32];&quot;&quot;)">
            <text:p/>
          </table:table-cell>
          <table:table-cell table:style-name="ce52" table:formula="of:=IFERROR([.$E$5]+[.$B$12]+[.$B32];&quot;&quot;)">
            <text:p/>
          </table:table-cell>
          <table:table-cell table:style-name="ce52" table:formula="of:=IFERROR([.$E$5]+[.$B$13]+[.$B32];&quot;&quot;)">
            <text:p/>
          </table:table-cell>
          <table:table-cell table:style-name="ce52" table:formula="of:=IFERROR([.$E$5]+[.$B$14]+[.$B32];&quot;&quot;)">
            <text:p/>
          </table:table-cell>
          <table:table-cell table:style-name="ce52" table:formula="of:=IFERROR([.$E$5]+[.$B$15]+[.$B32];&quot;&quot;)">
            <text:p/>
          </table:table-cell>
          <table:table-cell table:style-name="ce52" table:formula="of:=IFERROR([.$E$5]+[.$B$16]+[.$B32];&quot;&quot;)">
            <text:p/>
          </table:table-cell>
          <table:table-cell table:style-name="ce52" table:formula="of:=IFERROR([.$E$5]+[.$B$17]+[.$B32];&quot;&quot;)">
            <text:p/>
          </table:table-cell>
          <table:table-cell table:style-name="ce52" table:formula="of:=IFERROR([.$E$5]+[.$B$18]+[.$B32];&quot;&quot;)">
            <text:p/>
          </table:table-cell>
          <table:table-cell table:style-name="ce52" table:formula="of:=IFERROR([.$E$5]+[.$B$19]+[.$B32];&quot;&quot;)">
            <text:p/>
          </table:table-cell>
          <table:table-cell table:style-name="ce52" table:formula="of:=IFERROR([.$E$5]+[.$B$20]+[.$B32];&quot;&quot;)">
            <text:p/>
          </table:table-cell>
          <table:table-cell table:style-name="ce52" table:formula="of:=IFERROR([.$E$5]+[.$B$21]+[.$B32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6]&lt;=10;25/28/16*[.B6]/3*[.B10];&quot;&gt;10 pins&quot;)" office:value-type="float" office:value="0.111607142857143" calcext:value-type="float">
            <text:p>0.112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Coax Mass</text:p>
          </table:table-cell>
          <table:table-cell table:formula="of:=[.B4]*[.B2]*0.05" office:value-type="float" office:value="0" calcext:value-type="float">
            <text:p>0.00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or signal wires only</text:p>
          </table:table-cell>
          <table:table-cell table:number-columns-repeated="3"/>
          <table:table-cell table:style-name="ce47" office:value-type="string" calcext:value-type="string">
            <text:p>DB-25 Female</text:p>
          </table:table-cell>
          <table:table-cell table:style-name="ce52" table:formula="of:=IFERROR([.$E$5]+[.$B$11]+[.$B33];&quot;&quot;)">
            <text:p/>
          </table:table-cell>
          <table:table-cell table:style-name="ce52" table:formula="of:=IFERROR([.$E$5]+[.$B$12]+[.$B33];&quot;&quot;)">
            <text:p/>
          </table:table-cell>
          <table:table-cell table:style-name="ce52" table:formula="of:=IFERROR([.$E$5]+[.$B$13]+[.$B33];&quot;&quot;)">
            <text:p/>
          </table:table-cell>
          <table:table-cell table:style-name="ce52" table:formula="of:=IFERROR([.$E$5]+[.$B$14]+[.$B33];&quot;&quot;)">
            <text:p/>
          </table:table-cell>
          <table:table-cell table:style-name="ce52" table:formula="of:=IFERROR([.$E$5]+[.$B$15]+[.$B33];&quot;&quot;)">
            <text:p/>
          </table:table-cell>
          <table:table-cell table:style-name="ce52" table:formula="of:=IFERROR([.$E$5]+[.$B$16]+[.$B33];&quot;&quot;)">
            <text:p/>
          </table:table-cell>
          <table:table-cell table:style-name="ce52" table:formula="of:=IFERROR([.$E$5]+[.$B$17]+[.$B33];&quot;&quot;)">
            <text:p/>
          </table:table-cell>
          <table:table-cell table:style-name="ce52" table:formula="of:=IFERROR([.$E$5]+[.$B$18]+[.$B33];&quot;&quot;)">
            <text:p/>
          </table:table-cell>
          <table:table-cell table:style-name="ce52" table:formula="of:=IFERROR([.$E$5]+[.$B$19]+[.$B33];&quot;&quot;)">
            <text:p/>
          </table:table-cell>
          <table:table-cell table:style-name="ce52" table:formula="of:=IFERROR([.$E$5]+[.$B$20]+[.$B33];&quot;&quot;)">
            <text:p/>
          </table:table-cell>
          <table:table-cell table:style-name="ce52" table:formula="of:=IFERROR([.$E$5]+[.$B$21]+[.$B33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6]/3*[.B10]" office:value-type="float" office:value="0.24" calcext:value-type="float">
            <text:p>0.240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sulated Wire</text:p>
          </table:table-cell>
          <table:table-cell table:formula="of:=[.E10]*([.B3]-[.B4])/[.B3]" office:value-type="float" office:value="0.76464290921391" calcext:value-type="float">
            <text:p>0.76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or non-signal wires only, same computation as above</text:p>
          </table:table-cell>
          <table:table-cell table:number-columns-repeated="3"/>
          <table:table-cell table:style-name="ce48" office:value-type="string" calcext:value-type="string">
            <text:p>DB-25 Male</text:p>
          </table:table-cell>
          <table:table-cell table:style-name="ce52" table:formula="of:=IFERROR([.$E$5]+[.$B$11]+[.$B34];&quot;&quot;)">
            <text:p/>
          </table:table-cell>
          <table:table-cell table:style-name="ce52" table:formula="of:=IFERROR([.$E$5]+[.$B$12]+[.$B34];&quot;&quot;)">
            <text:p/>
          </table:table-cell>
          <table:table-cell table:style-name="ce52" table:formula="of:=IFERROR([.$E$5]+[.$B$13]+[.$B34];&quot;&quot;)">
            <text:p/>
          </table:table-cell>
          <table:table-cell table:style-name="ce52" table:formula="of:=IFERROR([.$E$5]+[.$B$14]+[.$B34];&quot;&quot;)">
            <text:p/>
          </table:table-cell>
          <table:table-cell table:style-name="ce52" table:formula="of:=IFERROR([.$E$5]+[.$B$15]+[.$B34];&quot;&quot;)">
            <text:p/>
          </table:table-cell>
          <table:table-cell table:style-name="ce52" table:formula="of:=IFERROR([.$E$5]+[.$B$16]+[.$B34];&quot;&quot;)">
            <text:p/>
          </table:table-cell>
          <table:table-cell table:style-name="ce52" table:formula="of:=IFERROR([.$E$5]+[.$B$17]+[.$B34];&quot;&quot;)">
            <text:p/>
          </table:table-cell>
          <table:table-cell table:style-name="ce52" table:formula="of:=IFERROR([.$E$5]+[.$B$18]+[.$B34];&quot;&quot;)">
            <text:p/>
          </table:table-cell>
          <table:table-cell table:style-name="ce52" table:formula="of:=IFERROR([.$E$5]+[.$B$19]+[.$B34];&quot;&quot;)">
            <text:p/>
          </table:table-cell>
          <table:table-cell table:style-name="ce52" table:formula="of:=IFERROR([.$E$5]+[.$B$20]+[.$B34];&quot;&quot;)">
            <text:p/>
          </table:table-cell>
          <table:table-cell table:style-name="ce52" table:formula="of:=IFERROR([.$E$5]+[.$B$21]+[.$B34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10];&quot;=/= 2 pins&quot;)" office:value-type="float" office:value="0.2175" calcext:value-type="float">
            <text:p>0.218</text:p>
          </table:table-cell>
          <table:table-cell office:value-type="string" calcext:value-type="string">
            <text:p>lb</text:p>
          </table:table-cell>
          <table:table-cell table:style-name="ce14" office:value-type="string" calcext:value-type="string">
            <text:p>SMA connectors</text:p>
          </table:table-cell>
          <table:table-cell table:style-name="ce69" table:formula="of:=[.B3]*2*0.28/16" office:value-type="float" office:value="0.21" calcext:value-type="float">
            <text:p>0.21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SMA coax connectors at both ends.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10];&quot;=/= 2 pins&quot;)" office:value-type="float" office:value="0.117" calcext:value-type="float">
            <text:p>0.117</text:p>
          </table:table-cell>
          <table:table-cell office:value-type="string" calcext:value-type="string">
            <text:p>lb</text:p>
          </table:table-cell>
          <table:table-cell table:style-name="ce26" office:value-type="string" calcext:value-type="string">
            <text:p>Total</text:p>
          </table:table-cell>
          <table:table-cell table:style-name="ce40" table:formula="of:=[.E13]+[.E12]+[.E14]" office:value-type="float" office:value="0.97464290921391" calcext:value-type="float">
            <text:p>0.97</text:p>
          </table:table-cell>
          <table:table-cell table:style-name="ce10" office:value-type="string" calcext:value-type="string">
            <text:p>lb</text:p>
          </table:table-cell>
          <table:table-cell table:style-name="ce62"/>
          <table:table-cell table:number-columns-repeated="3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Female</text:p>
          </table:table-cell>
          <table:table-cell table:formula="of:=IF([.$B$6]=9;1.06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41"/>
          <table:table-cell table:style-name="ce8"/>
          <table:table-cell table:number-columns-repeated="4"/>
          <table:table-cell table:style-name="ce46" office:value-type="string" calcext:value-type="string">
            <text:p>Insulated Wir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Single diameter</text:p>
          </table:table-cell>
          <table:table-cell table:formula="of:=INDEX([$Constants.$C$2:.$C$26];MATCH([.$B$5]*2;[$Constants.$A$3:.$A$27];-1);1)+2*0.01" office:value-type="float" office:value="0.068" calcext:value-type="float">
            <text:p>0.07</text:p>
          </table:table-cell>
          <table:table-cell office:value-type="string" calcext:value-type="string">
            <text:p>in</text:p>
          </table:table-cell>
          <table:table-cell table:style-name="ce62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Deutsch DT</text:p>
          </table:table-cell>
          <table:table-cell table:formula="of:=IFERROR([.$E$10]+[.$B$11]+[.$B24];&quot;&quot;)" office:value-type="float" office:value="1.38864290921391" calcext:value-type="float">
            <text:p>1.39</text:p>
          </table:table-cell>
          <table:table-cell table:formula="of:=IFERROR([.$E$10]+[.$B$12]+[.$B24];&quot;&quot;)" office:value-type="float" office:value="1.18825005207105" calcext:value-type="float">
            <text:p>1.19</text:p>
          </table:table-cell>
          <table:table-cell table:formula="of:=IFERROR([.$E$10]+[.$B$13]+[.$B24];&quot;&quot;)" office:value-type="float" office:value="1.31664290921391" calcext:value-type="float">
            <text:p>1.32</text:p>
          </table:table-cell>
          <table:table-cell table:formula="of:=IFERROR([.$E$10]+[.$B$14]+[.$B24];&quot;&quot;)" office:value-type="float" office:value="1.29414290921391" calcext:value-type="float">
            <text:p>1.29</text:p>
          </table:table-cell>
          <table:table-cell table:formula="of:=IFERROR([.$E$10]+[.$B$15]+[.$B24];&quot;&quot;)" office:value-type="float" office:value="1.19364290921391" calcext:value-type="float">
            <text:p>1.19</text:p>
          </table:table-cell>
          <table:table-cell table:formula="of:=IFERROR([.$E$10]+[.$B$16]+[.$B24];&quot;&quot;)">
            <text:p/>
          </table:table-cell>
          <table:table-cell table:formula="of:=IFERROR([.$E$10]+[.$B$17]+[.$B24];&quot;&quot;)">
            <text:p/>
          </table:table-cell>
          <table:table-cell table:formula="of:=IFERROR([.$E$10]+[.$B$18]+[.$B24];&quot;&quot;)">
            <text:p/>
          </table:table-cell>
          <table:table-cell table:formula="of:=IFERROR([.$E$10]+[.$B$19]+[.$B24];&quot;&quot;)">
            <text:p/>
          </table:table-cell>
          <table:table-cell table:formula="of:=IFERROR([.$E$10]+[.$B$20]+[.$B24];&quot;&quot;)">
            <text:p/>
          </table:table-cell>
          <table:table-cell table:formula="of:=IFERROR([.$E$10]+[.$B$21]+[.$B24];&quot;&quot;)">
            <text:p/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10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Total inner diam.</text:p>
          </table:table-cell>
          <table:table-cell table:formula="of:=VLOOKUP([.$B$8];[$Constants.A29:.B37];2;1)*[.E17]" office:value-type="float" office:value="0.136" calcext:value-type="float">
            <text:p>0.14</text:p>
          </table:table-cell>
          <table:table-cell office:value-type="string" calcext:value-type="string">
            <text:p>in</text:p>
          </table:table-cell>
          <table:table-cell table:style-name="ce62" office:value-type="string" calcext:value-type="string">
            <text:p>From circle-in-circle packing from Wikipedia</text:p>
          </table:table-cell>
          <table:table-cell table:number-columns-repeated="3"/>
          <table:table-cell office:value-type="string" calcext:value-type="string">
            <text:p>JST</text:p>
          </table:table-cell>
          <table:table-cell table:formula="of:=IFERROR([.$E$10]+[.$B$11]+[.$B25];&quot;&quot;)" office:value-type="float" office:value="1.18825005207105" calcext:value-type="float">
            <text:p>1.19</text:p>
          </table:table-cell>
          <table:table-cell table:formula="of:=IFERROR([.$E$10]+[.$B$12]+[.$B25];&quot;&quot;)" office:value-type="float" office:value="0.987857194928195" calcext:value-type="float">
            <text:p>0.99</text:p>
          </table:table-cell>
          <table:table-cell table:formula="of:=IFERROR([.$E$10]+[.$B$13]+[.$B25];&quot;&quot;)" office:value-type="float" office:value="1.11625005207105" calcext:value-type="float">
            <text:p>1.12</text:p>
          </table:table-cell>
          <table:table-cell table:formula="of:=IFERROR([.$E$10]+[.$B$14]+[.$B25];&quot;&quot;)" office:value-type="float" office:value="1.09375005207105" calcext:value-type="float">
            <text:p>1.09</text:p>
          </table:table-cell>
          <table:table-cell table:formula="of:=IFERROR([.$E$10]+[.$B$15]+[.$B25];&quot;&quot;)" office:value-type="float" office:value="0.993250052071053" calcext:value-type="float">
            <text:p>0.99</text:p>
          </table:table-cell>
          <table:table-cell table:formula="of:=IFERROR([.$E$10]+[.$B$16]+[.$B25];&quot;&quot;)">
            <text:p/>
          </table:table-cell>
          <table:table-cell table:formula="of:=IFERROR([.$E$10]+[.$B$17]+[.$B25];&quot;&quot;)">
            <text:p/>
          </table:table-cell>
          <table:table-cell table:formula="of:=IFERROR([.$E$10]+[.$B$18]+[.$B25];&quot;&quot;)">
            <text:p/>
          </table:table-cell>
          <table:table-cell table:formula="of:=IFERROR([.$E$10]+[.$B$19]+[.$B25];&quot;&quot;)">
            <text:p/>
          </table:table-cell>
          <table:table-cell table:formula="of:=IFERROR([.$E$10]+[.$B$20]+[.$B25];&quot;&quot;)">
            <text:p/>
          </table:table-cell>
          <table:table-cell table:formula="of:=IFERROR([.$E$10]+[.$B$21]+[.$B25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10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ternal wires</text:p>
          </table:table-cell>
          <table:table-cell table:formula="of:=[.E10]" office:value-type="float" office:value="0.76464290921391" calcext:value-type="float">
            <text:p>0.76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Weather-pack</text:p>
          </table:table-cell>
          <table:table-cell table:formula="of:=IFERROR([.$E$10]+[.$B$11]+[.$B26];&quot;&quot;)" office:value-type="float" office:value="1.31664290921391" calcext:value-type="float">
            <text:p>1.32</text:p>
          </table:table-cell>
          <table:table-cell table:formula="of:=IFERROR([.$E$10]+[.$B$12]+[.$B26];&quot;&quot;)" office:value-type="float" office:value="1.11625005207105" calcext:value-type="float">
            <text:p>1.12</text:p>
          </table:table-cell>
          <table:table-cell table:formula="of:=IFERROR([.$E$10]+[.$B$13]+[.$B26];&quot;&quot;)" office:value-type="float" office:value="1.24464290921391" calcext:value-type="float">
            <text:p>1.24</text:p>
          </table:table-cell>
          <table:table-cell table:formula="of:=IFERROR([.$E$10]+[.$B$14]+[.$B26];&quot;&quot;)" office:value-type="float" office:value="1.22214290921391" calcext:value-type="float">
            <text:p>1.22</text:p>
          </table:table-cell>
          <table:table-cell table:formula="of:=IFERROR([.$E$10]+[.$B$15]+[.$B26];&quot;&quot;)" office:value-type="float" office:value="1.12164290921391" calcext:value-type="float">
            <text:p>1.12</text:p>
          </table:table-cell>
          <table:table-cell table:formula="of:=IFERROR([.$E$10]+[.$B$16]+[.$B26];&quot;&quot;)">
            <text:p/>
          </table:table-cell>
          <table:table-cell table:formula="of:=IFERROR([.$E$10]+[.$B$17]+[.$B26];&quot;&quot;)">
            <text:p/>
          </table:table-cell>
          <table:table-cell table:formula="of:=IFERROR([.$E$10]+[.$B$18]+[.$B26];&quot;&quot;)">
            <text:p/>
          </table:table-cell>
          <table:table-cell table:formula="of:=IFERROR([.$E$10]+[.$B$19]+[.$B26];&quot;&quot;)">
            <text:p/>
          </table:table-cell>
          <table:table-cell table:formula="of:=IFERROR([.$E$10]+[.$B$20]+[.$B26];&quot;&quot;)">
            <text:p/>
          </table:table-cell>
          <table:table-cell table:formula="of:=IFERROR([.$E$10]+[.$B$21]+[.$B26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10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1/32” PVC shield</text:p>
          </table:table-cell>
          <table:table-cell table:formula="of:=PI()/4*(([.E18]+2/32)^2-([.E18])^2)*12*0.05*CEILING([.B3]/[.B8])*[.B2]" office:value-type="float" office:value="0.591110292727005" calcext:value-type="float">
            <text:p>0.59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Thicker PVC outer sheath</text:p>
          </table:table-cell>
          <table:table-cell table:number-columns-repeated="3"/>
          <table:table-cell office:value-type="string" calcext:value-type="string">
            <text:p>XT-60</text:p>
          </table:table-cell>
          <table:table-cell table:formula="of:=IFERROR([.$E$10]+[.$B$11]+[.$B27];&quot;&quot;)" office:value-type="float" office:value="1.29414290921391" calcext:value-type="float">
            <text:p>1.29</text:p>
          </table:table-cell>
          <table:table-cell table:formula="of:=IFERROR([.$E$10]+[.$B$12]+[.$B27];&quot;&quot;)" office:value-type="float" office:value="1.09375005207105" calcext:value-type="float">
            <text:p>1.09</text:p>
          </table:table-cell>
          <table:table-cell table:formula="of:=IFERROR([.$E$10]+[.$B$13]+[.$B27];&quot;&quot;)" office:value-type="float" office:value="1.22214290921391" calcext:value-type="float">
            <text:p>1.22</text:p>
          </table:table-cell>
          <table:table-cell table:formula="of:=IFERROR([.$E$10]+[.$B$14]+[.$B27];&quot;&quot;)" office:value-type="float" office:value="1.19964290921391" calcext:value-type="float">
            <text:p>1.20</text:p>
          </table:table-cell>
          <table:table-cell table:formula="of:=IFERROR([.$E$10]+[.$B$15]+[.$B27];&quot;&quot;)" office:value-type="float" office:value="1.09914290921391" calcext:value-type="float">
            <text:p>1.10</text:p>
          </table:table-cell>
          <table:table-cell table:formula="of:=IFERROR([.$E$10]+[.$B$16]+[.$B27];&quot;&quot;)">
            <text:p/>
          </table:table-cell>
          <table:table-cell table:formula="of:=IFERROR([.$E$10]+[.$B$17]+[.$B27];&quot;&quot;)">
            <text:p/>
          </table:table-cell>
          <table:table-cell table:formula="of:=IFERROR([.$E$10]+[.$B$18]+[.$B27];&quot;&quot;)">
            <text:p/>
          </table:table-cell>
          <table:table-cell table:formula="of:=IFERROR([.$E$10]+[.$B$19]+[.$B27];&quot;&quot;)">
            <text:p/>
          </table:table-cell>
          <table:table-cell table:formula="of:=IFERROR([.$E$10]+[.$B$20]+[.$B27];&quot;&quot;)">
            <text:p/>
          </table:table-cell>
          <table:table-cell table:formula="of:=IFERROR([.$E$10]+[.$B$21]+[.$B27];&quot;&quot;)">
            <text:p/>
          </table:table-cell>
        </table:table-row>
        <table:table-row table:style-name="ro1">
          <table:table-cell table:style-name="ce11" office:value-type="string" calcext:value-type="string">
            <text:p>DB-25 Male</text:p>
          </table:table-cell>
          <table:table-cell table:style-name="ce24" table:formula="of:=IF([.$B$6]=25;1.59/16*[.$B$10];&quot;=/= 25 pins&quot;)" office:value-type="string" office:string-value="=/= 25 pins" calcext:value-type="string">
            <text:p>=/= 25 pins</text:p>
          </table:table-cell>
          <table:table-cell table:style-name="ce30" office:value-type="string" calcext:value-type="string">
            <text:p>lb</text:p>
          </table:table-cell>
          <table:table-cell table:style-name="ce16" office:value-type="string" calcext:value-type="string">
            <text:p>Foam PE packing</text:p>
          </table:table-cell>
          <table:table-cell table:formula="of:=PI()/4*([.E18]^2-[.B8]*[.E17]^2)*12*0.01*CEILING([.B3]/[.B8])*[.B2]" office:value-type="float" office:value="0.0522962079487171" calcext:value-type="float">
            <text:p>0.05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iller packing</text:p>
          </table:table-cell>
          <table:table-cell table:number-columns-repeated="3"/>
          <table:table-cell office:value-type="string" calcext:value-type="string">
            <text:p>XT-30</text:p>
          </table:table-cell>
          <table:table-cell table:formula="of:=IFERROR([.$E$10]+[.$B$11]+[.$B28];&quot;&quot;)" office:value-type="float" office:value="1.19364290921391" calcext:value-type="float">
            <text:p>1.19</text:p>
          </table:table-cell>
          <table:table-cell table:formula="of:=IFERROR([.$E$10]+[.$B$12]+[.$B28];&quot;&quot;)" office:value-type="float" office:value="0.993250052071053" calcext:value-type="float">
            <text:p>0.99</text:p>
          </table:table-cell>
          <table:table-cell table:formula="of:=IFERROR([.$E$10]+[.$B$13]+[.$B28];&quot;&quot;)" office:value-type="float" office:value="1.12164290921391" calcext:value-type="float">
            <text:p>1.12</text:p>
          </table:table-cell>
          <table:table-cell table:formula="of:=IFERROR([.$E$10]+[.$B$14]+[.$B28];&quot;&quot;)" office:value-type="float" office:value="1.09914290921391" calcext:value-type="float">
            <text:p>1.10</text:p>
          </table:table-cell>
          <table:table-cell table:formula="of:=IFERROR([.$E$10]+[.$B$15]+[.$B28];&quot;&quot;)" office:value-type="float" office:value="0.99864290921391" calcext:value-type="float">
            <text:p>1.00</text:p>
          </table:table-cell>
          <table:table-cell table:formula="of:=IFERROR([.$E$10]+[.$B$16]+[.$B28];&quot;&quot;)">
            <text:p/>
          </table:table-cell>
          <table:table-cell table:formula="of:=IFERROR([.$E$10]+[.$B$17]+[.$B28];&quot;&quot;)">
            <text:p/>
          </table:table-cell>
          <table:table-cell table:formula="of:=IFERROR([.$E$10]+[.$B$18]+[.$B28];&quot;&quot;)">
            <text:p/>
          </table:table-cell>
          <table:table-cell table:formula="of:=IFERROR([.$E$10]+[.$B$19]+[.$B28];&quot;&quot;)">
            <text:p/>
          </table:table-cell>
          <table:table-cell table:formula="of:=IFERROR([.$E$10]+[.$B$20]+[.$B28];&quot;&quot;)">
            <text:p/>
          </table:table-cell>
          <table:table-cell table:formula="of:=IFERROR([.$E$10]+[.$B$21]+[.$B28];&quot;&quot;)">
            <text:p/>
          </table:table-cell>
        </table:table-row>
        <table:table-row table:style-name="ro1">
          <table:table-cell table:style-name="ce15" office:value-type="string" calcext:value-type="string">
            <text:p>Side B Connector</text:p>
          </table:table-cell>
          <table:table-cell table:style-name="ce5"/>
          <table:table-cell table:style-name="ce8"/>
          <table:table-cell office:value-type="string" calcext:value-type="string">
            <text:p>Aluminum sheath</text:p>
          </table:table-cell>
          <table:table-cell table:formula="of:=PI()*[.E18]*12*0.001*0.098*[.B2]*CEILING([.B3]/[.B8])" office:value-type="float" office:value="0.0301472257586722" calcext:value-type="float">
            <text:p>0.03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Grounded sheath</text:p>
          </table:table-cell>
          <table:table-cell table:number-columns-repeated="3"/>
          <table:table-cell office:value-type="string" calcext:value-type="string">
            <text:p>DB-9 Female</text:p>
          </table:table-cell>
          <table:table-cell table:formula="of:=IFERROR([.$E$10]+[.$B$11]+[.$B29];&quot;&quot;)">
            <text:p/>
          </table:table-cell>
          <table:table-cell table:formula="of:=IFERROR([.$E$10]+[.$B$12]+[.$B29];&quot;&quot;)">
            <text:p/>
          </table:table-cell>
          <table:table-cell table:formula="of:=IFERROR([.$E$10]+[.$B$13]+[.$B29];&quot;&quot;)">
            <text:p/>
          </table:table-cell>
          <table:table-cell table:formula="of:=IFERROR([.$E$10]+[.$B$14]+[.$B29];&quot;&quot;)">
            <text:p/>
          </table:table-cell>
          <table:table-cell table:formula="of:=IFERROR([.$E$10]+[.$B$15]+[.$B29];&quot;&quot;)">
            <text:p/>
          </table:table-cell>
          <table:table-cell table:formula="of:=IFERROR([.$E$10]+[.$B$16]+[.$B29];&quot;&quot;)">
            <text:p/>
          </table:table-cell>
          <table:table-cell table:formula="of:=IFERROR([.$E$10]+[.$B$17]+[.$B29];&quot;&quot;)">
            <text:p/>
          </table:table-cell>
          <table:table-cell table:formula="of:=IFERROR([.$E$10]+[.$B$18]+[.$B29];&quot;&quot;)">
            <text:p/>
          </table:table-cell>
          <table:table-cell table:formula="of:=IFERROR([.$E$10]+[.$B$19]+[.$B29];&quot;&quot;)">
            <text:p/>
          </table:table-cell>
          <table:table-cell table:formula="of:=IFERROR([.$E$10]+[.$B$20]+[.$B29];&quot;&quot;)">
            <text:p/>
          </table:table-cell>
          <table:table-cell table:formula="of:=IFERROR([.$E$10]+[.$B$21]+[.$B29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7])"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Total</text:p>
          </table:table-cell>
          <table:table-cell table:style-name="ce40" table:formula="of:=SUM([.E19:.E22])" office:value-type="float" office:value="1.4381966356483" calcext:value-type="float">
            <text:p>1.44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DB-9 Male</text:p>
          </table:table-cell>
          <table:table-cell table:formula="of:=IFERROR([.$E$10]+[.$B$11]+[.$B30];&quot;&quot;)">
            <text:p/>
          </table:table-cell>
          <table:table-cell table:formula="of:=IFERROR([.$E$10]+[.$B$12]+[.$B30];&quot;&quot;)">
            <text:p/>
          </table:table-cell>
          <table:table-cell table:formula="of:=IFERROR([.$E$10]+[.$B$13]+[.$B30];&quot;&quot;)">
            <text:p/>
          </table:table-cell>
          <table:table-cell table:formula="of:=IFERROR([.$E$10]+[.$B$14]+[.$B30];&quot;&quot;)">
            <text:p/>
          </table:table-cell>
          <table:table-cell table:formula="of:=IFERROR([.$E$10]+[.$B$15]+[.$B30];&quot;&quot;)">
            <text:p/>
          </table:table-cell>
          <table:table-cell table:formula="of:=IFERROR([.$E$10]+[.$B$16]+[.$B30];&quot;&quot;)">
            <text:p/>
          </table:table-cell>
          <table:table-cell table:formula="of:=IFERROR([.$E$10]+[.$B$17]+[.$B30];&quot;&quot;)">
            <text:p/>
          </table:table-cell>
          <table:table-cell table:formula="of:=IFERROR([.$E$10]+[.$B$18]+[.$B30];&quot;&quot;)">
            <text:p/>
          </table:table-cell>
          <table:table-cell table:formula="of:=IFERROR([.$E$10]+[.$B$19]+[.$B30];&quot;&quot;)">
            <text:p/>
          </table:table-cell>
          <table:table-cell table:formula="of:=IFERROR([.$E$10]+[.$B$20]+[.$B30];&quot;&quot;)">
            <text:p/>
          </table:table-cell>
          <table:table-cell table:formula="of:=IFERROR([.$E$10]+[.$B$21]+[.$B30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7]&lt;=4; [.$B$7]=6; [.$B$7]=8);0.156*[.B7]/3*[.B23];&quot;Invalid pin #&quot;)" office:value-type="float" office:value="0.312" calcext:value-type="float">
            <text:p>0.312</text:p>
          </table:table-cell>
          <table:table-cell office:value-type="string" calcext:value-type="string">
            <text:p>lb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10]+[.$B$11]+[.$B31];&quot;&quot;)">
            <text:p/>
          </table:table-cell>
          <table:table-cell table:formula="of:=IFERROR([.$E$10]+[.$B$12]+[.$B31];&quot;&quot;)">
            <text:p/>
          </table:table-cell>
          <table:table-cell table:formula="of:=IFERROR([.$E$10]+[.$B$13]+[.$B31];&quot;&quot;)">
            <text:p/>
          </table:table-cell>
          <table:table-cell table:formula="of:=IFERROR([.$E$10]+[.$B$14]+[.$B31];&quot;&quot;)">
            <text:p/>
          </table:table-cell>
          <table:table-cell table:formula="of:=IFERROR([.$E$10]+[.$B$15]+[.$B31];&quot;&quot;)">
            <text:p/>
          </table:table-cell>
          <table:table-cell table:formula="of:=IFERROR([.$E$10]+[.$B$16]+[.$B31];&quot;&quot;)">
            <text:p/>
          </table:table-cell>
          <table:table-cell table:formula="of:=IFERROR([.$E$10]+[.$B$17]+[.$B31];&quot;&quot;)">
            <text:p/>
          </table:table-cell>
          <table:table-cell table:formula="of:=IFERROR([.$E$10]+[.$B$18]+[.$B31];&quot;&quot;)">
            <text:p/>
          </table:table-cell>
          <table:table-cell table:formula="of:=IFERROR([.$E$10]+[.$B$19]+[.$B31];&quot;&quot;)">
            <text:p/>
          </table:table-cell>
          <table:table-cell table:formula="of:=IFERROR([.$E$10]+[.$B$20]+[.$B31];&quot;&quot;)">
            <text:p/>
          </table:table-cell>
          <table:table-cell table:formula="of:=IFERROR([.$E$10]+[.$B$21]+[.$B31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7]&lt;=10;25/28/16*[.B7]/3*[.B23];&quot;&gt;10 pins&quot;)" office:value-type="float" office:value="0.111607142857143" calcext:value-type="float">
            <text:p>0.112</text:p>
          </table:table-cell>
          <table:table-cell office:value-type="string" calcext:value-type="string">
            <text:p>lb</text:p>
          </table:table-cell>
          <table:table-cell/>
          <table:table-cell table:style-name="ce18" office:value-type="string" calcext:value-type="string">
            <text:p>Usage</text:p>
          </table:table-cell>
          <table:table-cell table:style-name="Default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10]+[.$B$11]+[.$B32];&quot;&quot;)">
            <text:p/>
          </table:table-cell>
          <table:table-cell table:formula="of:=IFERROR([.$E$10]+[.$B$12]+[.$B32];&quot;&quot;)">
            <text:p/>
          </table:table-cell>
          <table:table-cell table:formula="of:=IFERROR([.$E$10]+[.$B$13]+[.$B32];&quot;&quot;)">
            <text:p/>
          </table:table-cell>
          <table:table-cell table:formula="of:=IFERROR([.$E$10]+[.$B$14]+[.$B32];&quot;&quot;)">
            <text:p/>
          </table:table-cell>
          <table:table-cell table:formula="of:=IFERROR([.$E$10]+[.$B$15]+[.$B32];&quot;&quot;)">
            <text:p/>
          </table:table-cell>
          <table:table-cell table:formula="of:=IFERROR([.$E$10]+[.$B$16]+[.$B32];&quot;&quot;)">
            <text:p/>
          </table:table-cell>
          <table:table-cell table:formula="of:=IFERROR([.$E$10]+[.$B$17]+[.$B32];&quot;&quot;)">
            <text:p/>
          </table:table-cell>
          <table:table-cell table:formula="of:=IFERROR([.$E$10]+[.$B$18]+[.$B32];&quot;&quot;)">
            <text:p/>
          </table:table-cell>
          <table:table-cell table:formula="of:=IFERROR([.$E$10]+[.$B$19]+[.$B32];&quot;&quot;)">
            <text:p/>
          </table:table-cell>
          <table:table-cell table:formula="of:=IFERROR([.$E$10]+[.$B$20]+[.$B32];&quot;&quot;)">
            <text:p/>
          </table:table-cell>
          <table:table-cell table:formula="of:=IFERROR([.$E$10]+[.$B$21]+[.$B32];&quot;&quot;)">
            <text:p/>
          </table:table-cell>
        </table:table-row>
        <table:table-row table:style-name="ro3">
          <table:table-cell office:value-type="string" calcext:value-type="string">
            <text:p>Weather-pack</text:p>
          </table:table-cell>
          <table:table-cell table:formula="of:=0.12*[.B7]/3*[.B23]" office:value-type="float" office:value="0.24" calcext:value-type="float">
            <text:p>0.240</text:p>
          </table:table-cell>
          <table:table-cell office:value-type="string" calcext:value-type="string">
            <text:p>lb</text:p>
          </table:table-cell>
          <table:table-cell/>
          <table:table-cell table:style-name="ce71" office:value-type="string" calcext:value-type="string" table:number-columns-spanned="5" table:number-rows-spanned="1">
            <text:p>Input the required harness parameters in the top left green cells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B-25 Female</text:p>
          </table:table-cell>
          <table:table-cell table:formula="of:=IFERROR([.$E$10]+[.$B$11]+[.$B33];&quot;&quot;)">
            <text:p/>
          </table:table-cell>
          <table:table-cell table:formula="of:=IFERROR([.$E$10]+[.$B$12]+[.$B33];&quot;&quot;)">
            <text:p/>
          </table:table-cell>
          <table:table-cell table:formula="of:=IFERROR([.$E$10]+[.$B$13]+[.$B33];&quot;&quot;)">
            <text:p/>
          </table:table-cell>
          <table:table-cell table:formula="of:=IFERROR([.$E$10]+[.$B$14]+[.$B33];&quot;&quot;)">
            <text:p/>
          </table:table-cell>
          <table:table-cell table:formula="of:=IFERROR([.$E$10]+[.$B$15]+[.$B33];&quot;&quot;)">
            <text:p/>
          </table:table-cell>
          <table:table-cell table:formula="of:=IFERROR([.$E$10]+[.$B$16]+[.$B33];&quot;&quot;)">
            <text:p/>
          </table:table-cell>
          <table:table-cell table:formula="of:=IFERROR([.$E$10]+[.$B$17]+[.$B33];&quot;&quot;)">
            <text:p/>
          </table:table-cell>
          <table:table-cell table:formula="of:=IFERROR([.$E$10]+[.$B$18]+[.$B33];&quot;&quot;)">
            <text:p/>
          </table:table-cell>
          <table:table-cell table:formula="of:=IFERROR([.$E$10]+[.$B$19]+[.$B33];&quot;&quot;)">
            <text:p/>
          </table:table-cell>
          <table:table-cell table:formula="of:=IFERROR([.$E$10]+[.$B$20]+[.$B33];&quot;&quot;)">
            <text:p/>
          </table:table-cell>
          <table:table-cell table:formula="of:=IFERROR([.$E$10]+[.$B$21]+[.$B33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$B$7]=2;1.16/16*[.B23];&quot;=/= 2 pins&quot;)" office:value-type="float" office:value="0.2175" calcext:value-type="float">
            <text:p>0.218</text:p>
          </table:table-cell>
          <table:table-cell office:value-type="string" calcext:value-type="string">
            <text:p>lb</text:p>
          </table:table-cell>
          <table:table-cell/>
          <table:table-cell table:style-name="ce71" office:value-type="string" calcext:value-type="string" table:number-columns-spanned="5" table:number-rows-spanned="2">
            <text:p>Blocks on the left show masses of each component of the wiring harness</text:p>
          </table:table-cell>
          <table:covered-table-cell table:style-name="Default"/>
          <table:covered-table-cell table:number-columns-repeated="3"/>
          <table:table-cell/>
          <table:table-cell table:style-name="ce50" office:value-type="string" calcext:value-type="string">
            <text:p>DB-25 Male</text:p>
          </table:table-cell>
          <table:table-cell table:formula="of:=IFERROR([.$E$10]+[.$B$11]+[.$B34];&quot;&quot;)">
            <text:p/>
          </table:table-cell>
          <table:table-cell table:formula="of:=IFERROR([.$E$10]+[.$B$12]+[.$B34];&quot;&quot;)">
            <text:p/>
          </table:table-cell>
          <table:table-cell table:formula="of:=IFERROR([.$E$10]+[.$B$13]+[.$B34];&quot;&quot;)">
            <text:p/>
          </table:table-cell>
          <table:table-cell table:formula="of:=IFERROR([.$E$10]+[.$B$14]+[.$B34];&quot;&quot;)">
            <text:p/>
          </table:table-cell>
          <table:table-cell table:formula="of:=IFERROR([.$E$10]+[.$B$15]+[.$B34];&quot;&quot;)">
            <text:p/>
          </table:table-cell>
          <table:table-cell table:formula="of:=IFERROR([.$E$10]+[.$B$16]+[.$B34];&quot;&quot;)">
            <text:p/>
          </table:table-cell>
          <table:table-cell table:formula="of:=IFERROR([.$E$10]+[.$B$17]+[.$B34];&quot;&quot;)">
            <text:p/>
          </table:table-cell>
          <table:table-cell table:formula="of:=IFERROR([.$E$10]+[.$B$18]+[.$B34];&quot;&quot;)">
            <text:p/>
          </table:table-cell>
          <table:table-cell table:formula="of:=IFERROR([.$E$10]+[.$B$19]+[.$B34];&quot;&quot;)">
            <text:p/>
          </table:table-cell>
          <table:table-cell table:formula="of:=IFERROR([.$E$10]+[.$B$20]+[.$B34];&quot;&quot;)">
            <text:p/>
          </table:table-cell>
          <table:table-cell table:formula="of:=IFERROR([.$E$10]+[.$B$21]+[.$B34];&quot;&quot;)">
            <text:p/>
          </table:table-cell>
        </table:table-row>
        <table:table-row table:style-name="ro1">
          <table:table-cell office:value-type="string" calcext:value-type="string">
            <text:p>XT-30</text:p>
          </table:table-cell>
          <table:table-cell table:formula="of:=IF([.$B$7]=2;0.039*[.B23];&quot;=/= 2 pins&quot;)" office:value-type="float" office:value="0.117" calcext:value-type="float">
            <text:p>0.117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7]=9;1.06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table-cell table:style-name="ce71" office:value-type="string" calcext:value-type="string" table:number-columns-spanned="5" table:number-rows-spanned="2">
            <text:p>Tables on the right show the mass of complete, valid harness configurations. <text:s/>Each table is for a different type of cable, while the rows and columns represent the type of connector on each end of the wiring harness.</text:p>
          </table:table-cell>
          <table:covered-table-cell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Male</text:p>
          </table:table-cell>
          <table:table-cell table:formula="of:=IF([.$B$7]=9;0.88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table:style-name="ce46" office:value-type="string" calcext:value-type="string">
            <text:p>Custom Cabl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7]=15;1.41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table-cell table:style-name="ce71" office:value-type="string" calcext:value-type="string" table:number-columns-spanned="5" table:number-rows-spanned="4">
            <text:p>Each connector type has a certain valid pin range; for example, XT-60 connectors are only valid with 2-pin, but Deutsch DT come in 2,3,4,6, and 8-pin options, so all of those are valid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eutsch DT</text:p>
          </table:table-cell>
          <table:table-cell table:formula="of:=IFERROR([.$E$23]+[.$B$11]+[.$B24];&quot;&quot;)" office:value-type="float" office:value="2.0621966356483" calcext:value-type="float">
            <text:p>2.06</text:p>
          </table:table-cell>
          <table:table-cell table:formula="of:=IFERROR([.$E$23]+[.$B$12]+[.$B24];&quot;&quot;)" office:value-type="float" office:value="1.86180377850545" calcext:value-type="float">
            <text:p>1.86</text:p>
          </table:table-cell>
          <table:table-cell table:formula="of:=IFERROR([.$E$23]+[.$B$13]+[.$B24];&quot;&quot;)" office:value-type="float" office:value="1.9901966356483" calcext:value-type="float">
            <text:p>1.99</text:p>
          </table:table-cell>
          <table:table-cell table:formula="of:=IFERROR([.$E$23]+[.$B$14]+[.$B24];&quot;&quot;)" office:value-type="float" office:value="1.9676966356483" calcext:value-type="float">
            <text:p>1.97</text:p>
          </table:table-cell>
          <table:table-cell table:formula="of:=IFERROR([.$E$23]+[.$B$15]+[.$B24];&quot;&quot;)" office:value-type="float" office:value="1.8671966356483" calcext:value-type="float">
            <text:p>1.87</text:p>
          </table:table-cell>
          <table:table-cell table:formula="of:=IFERROR([.$E$23]+[.$B$16]+[.$B24];&quot;&quot;)">
            <text:p/>
          </table:table-cell>
          <table:table-cell table:formula="of:=IFERROR([.$E$23]+[.$B$17]+[.$B24];&quot;&quot;)">
            <text:p/>
          </table:table-cell>
          <table:table-cell table:formula="of:=IFERROR([.$E$23]+[.$B$18]+[.$B24];&quot;&quot;)">
            <text:p/>
          </table:table-cell>
          <table:table-cell table:formula="of:=IFERROR([.$E$23]+[.$B$19]+[.$B24];&quot;&quot;)">
            <text:p/>
          </table:table-cell>
          <table:table-cell table:formula="of:=IFERROR([.$E$23]+[.$B$20]+[.$B24];&quot;&quot;)">
            <text:p/>
          </table:table-cell>
          <table:table-cell table:formula="of:=IFERROR([.$E$23]+[.$B$21]+[.$B24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7]=15;1.23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office:value-type="string" calcext:value-type="string">
            <text:p>JST</text:p>
          </table:table-cell>
          <table:table-cell table:formula="of:=IFERROR([.$E$23]+[.$B$11]+[.$B25];&quot;&quot;)" office:value-type="float" office:value="1.86180377850545" calcext:value-type="float">
            <text:p>1.86</text:p>
          </table:table-cell>
          <table:table-cell table:formula="of:=IFERROR([.$E$23]+[.$B$12]+[.$B25];&quot;&quot;)" office:value-type="float" office:value="1.66141092136259" calcext:value-type="float">
            <text:p>1.66</text:p>
          </table:table-cell>
          <table:table-cell table:formula="of:=IFERROR([.$E$23]+[.$B$13]+[.$B25];&quot;&quot;)" office:value-type="float" office:value="1.78980377850545" calcext:value-type="float">
            <text:p>1.79</text:p>
          </table:table-cell>
          <table:table-cell table:formula="of:=IFERROR([.$E$23]+[.$B$14]+[.$B25];&quot;&quot;)" office:value-type="float" office:value="1.76730377850545" calcext:value-type="float">
            <text:p>1.77</text:p>
          </table:table-cell>
          <table:table-cell table:formula="of:=IFERROR([.$E$23]+[.$B$15]+[.$B25];&quot;&quot;)" office:value-type="float" office:value="1.66680377850545" calcext:value-type="float">
            <text:p>1.67</text:p>
          </table:table-cell>
          <table:table-cell table:formula="of:=IFERROR([.$E$23]+[.$B$16]+[.$B25];&quot;&quot;)">
            <text:p/>
          </table:table-cell>
          <table:table-cell table:formula="of:=IFERROR([.$E$23]+[.$B$17]+[.$B25];&quot;&quot;)">
            <text:p/>
          </table:table-cell>
          <table:table-cell table:formula="of:=IFERROR([.$E$23]+[.$B$18]+[.$B25];&quot;&quot;)">
            <text:p/>
          </table:table-cell>
          <table:table-cell table:formula="of:=IFERROR([.$E$23]+[.$B$19]+[.$B25];&quot;&quot;)">
            <text:p/>
          </table:table-cell>
          <table:table-cell table:formula="of:=IFERROR([.$E$23]+[.$B$20]+[.$B25];&quot;&quot;)">
            <text:p/>
          </table:table-cell>
          <table:table-cell table:formula="of:=IFERROR([.$E$23]+[.$B$21]+[.$B25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7]=25;1.76/16*[.$B$23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office:value-type="string" calcext:value-type="string">
            <text:p>Weather-pack</text:p>
          </table:table-cell>
          <table:table-cell table:formula="of:=IFERROR([.$E$23]+[.$B$11]+[.$B26];&quot;&quot;)" office:value-type="float" office:value="1.9901966356483" calcext:value-type="float">
            <text:p>1.99</text:p>
          </table:table-cell>
          <table:table-cell table:formula="of:=IFERROR([.$E$23]+[.$B$12]+[.$B26];&quot;&quot;)" office:value-type="float" office:value="1.78980377850545" calcext:value-type="float">
            <text:p>1.79</text:p>
          </table:table-cell>
          <table:table-cell table:formula="of:=IFERROR([.$E$23]+[.$B$13]+[.$B26];&quot;&quot;)" office:value-type="float" office:value="1.9181966356483" calcext:value-type="float">
            <text:p>1.92</text:p>
          </table:table-cell>
          <table:table-cell table:formula="of:=IFERROR([.$E$23]+[.$B$14]+[.$B26];&quot;&quot;)" office:value-type="float" office:value="1.8956966356483" calcext:value-type="float">
            <text:p>1.90</text:p>
          </table:table-cell>
          <table:table-cell table:formula="of:=IFERROR([.$E$23]+[.$B$15]+[.$B26];&quot;&quot;)" office:value-type="float" office:value="1.7951966356483" calcext:value-type="float">
            <text:p>1.80</text:p>
          </table:table-cell>
          <table:table-cell table:formula="of:=IFERROR([.$E$23]+[.$B$16]+[.$B26];&quot;&quot;)">
            <text:p/>
          </table:table-cell>
          <table:table-cell table:formula="of:=IFERROR([.$E$23]+[.$B$17]+[.$B26];&quot;&quot;)">
            <text:p/>
          </table:table-cell>
          <table:table-cell table:formula="of:=IFERROR([.$E$23]+[.$B$18]+[.$B26];&quot;&quot;)">
            <text:p/>
          </table:table-cell>
          <table:table-cell table:formula="of:=IFERROR([.$E$23]+[.$B$19]+[.$B26];&quot;&quot;)">
            <text:p/>
          </table:table-cell>
          <table:table-cell table:formula="of:=IFERROR([.$E$23]+[.$B$20]+[.$B26];&quot;&quot;)">
            <text:p/>
          </table:table-cell>
          <table:table-cell table:formula="of:=IFERROR([.$E$23]+[.$B$21]+[.$B26];&quot;&quot;)">
            <text:p/>
          </table:table-cell>
        </table:table-row>
        <table:table-row table:style-name="ro1">
          <table:table-cell table:style-name="ce12" office:value-type="string" calcext:value-type="string">
            <text:p>DB-25 Male</text:p>
          </table:table-cell>
          <table:table-cell table:style-name="ce6" table:formula="of:=IF([.$B$7]=25;1.59/16*[.$B$23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office:value-type="string" calcext:value-type="string">
            <text:p>XT-60</text:p>
          </table:table-cell>
          <table:table-cell table:formula="of:=IFERROR([.$E$23]+[.$B$11]+[.$B27];&quot;&quot;)" office:value-type="float" office:value="1.9676966356483" calcext:value-type="float">
            <text:p>1.97</text:p>
          </table:table-cell>
          <table:table-cell table:formula="of:=IFERROR([.$E$23]+[.$B$12]+[.$B27];&quot;&quot;)" office:value-type="float" office:value="1.76730377850545" calcext:value-type="float">
            <text:p>1.77</text:p>
          </table:table-cell>
          <table:table-cell table:formula="of:=IFERROR([.$E$23]+[.$B$13]+[.$B27];&quot;&quot;)" office:value-type="float" office:value="1.8956966356483" calcext:value-type="float">
            <text:p>1.90</text:p>
          </table:table-cell>
          <table:table-cell table:formula="of:=IFERROR([.$E$23]+[.$B$14]+[.$B27];&quot;&quot;)" office:value-type="float" office:value="1.8731966356483" calcext:value-type="float">
            <text:p>1.87</text:p>
          </table:table-cell>
          <table:table-cell table:formula="of:=IFERROR([.$E$23]+[.$B$15]+[.$B27];&quot;&quot;)" office:value-type="float" office:value="1.7726966356483" calcext:value-type="float">
            <text:p>1.77</text:p>
          </table:table-cell>
          <table:table-cell table:formula="of:=IFERROR([.$E$23]+[.$B$16]+[.$B27];&quot;&quot;)">
            <text:p/>
          </table:table-cell>
          <table:table-cell table:formula="of:=IFERROR([.$E$23]+[.$B$17]+[.$B27];&quot;&quot;)">
            <text:p/>
          </table:table-cell>
          <table:table-cell table:formula="of:=IFERROR([.$E$23]+[.$B$18]+[.$B27];&quot;&quot;)">
            <text:p/>
          </table:table-cell>
          <table:table-cell table:formula="of:=IFERROR([.$E$23]+[.$B$19]+[.$B27];&quot;&quot;)">
            <text:p/>
          </table:table-cell>
          <table:table-cell table:formula="of:=IFERROR([.$E$23]+[.$B$20]+[.$B27];&quot;&quot;)">
            <text:p/>
          </table:table-cell>
          <table:table-cell table:formula="of:=IFERROR([.$E$23]+[.$B$21]+[.$B27];&quot;&quot;)">
            <text:p/>
          </table:table-cell>
        </table:table-row>
        <table:table-row table:style-name="ro1">
          <table:table-cell table:style-name="ce19"/>
          <table:table-cell table:style-name="ce24"/>
          <table:table-cell table:style-name="ce32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XT-30</text:p>
          </table:table-cell>
          <table:table-cell table:formula="of:=IFERROR([.$E$23]+[.$B$11]+[.$B28];&quot;&quot;)" office:value-type="float" office:value="1.8671966356483" calcext:value-type="float">
            <text:p>1.87</text:p>
          </table:table-cell>
          <table:table-cell table:formula="of:=IFERROR([.$E$23]+[.$B$12]+[.$B28];&quot;&quot;)" office:value-type="float" office:value="1.66680377850545" calcext:value-type="float">
            <text:p>1.67</text:p>
          </table:table-cell>
          <table:table-cell table:formula="of:=IFERROR([.$E$23]+[.$B$13]+[.$B28];&quot;&quot;)" office:value-type="float" office:value="1.7951966356483" calcext:value-type="float">
            <text:p>1.80</text:p>
          </table:table-cell>
          <table:table-cell table:formula="of:=IFERROR([.$E$23]+[.$B$14]+[.$B28];&quot;&quot;)" office:value-type="float" office:value="1.7726966356483" calcext:value-type="float">
            <text:p>1.77</text:p>
          </table:table-cell>
          <table:table-cell table:formula="of:=IFERROR([.$E$23]+[.$B$15]+[.$B28];&quot;&quot;)" office:value-type="float" office:value="1.6721966356483" calcext:value-type="float">
            <text:p>1.67</text:p>
          </table:table-cell>
          <table:table-cell table:formula="of:=IFERROR([.$E$23]+[.$B$16]+[.$B28];&quot;&quot;)">
            <text:p/>
          </table:table-cell>
          <table:table-cell table:formula="of:=IFERROR([.$E$23]+[.$B$17]+[.$B28];&quot;&quot;)">
            <text:p/>
          </table:table-cell>
          <table:table-cell table:formula="of:=IFERROR([.$E$23]+[.$B$18]+[.$B28];&quot;&quot;)">
            <text:p/>
          </table:table-cell>
          <table:table-cell table:formula="of:=IFERROR([.$E$23]+[.$B$19]+[.$B28];&quot;&quot;)">
            <text:p/>
          </table:table-cell>
          <table:table-cell table:formula="of:=IFERROR([.$E$23]+[.$B$20]+[.$B28];&quot;&quot;)">
            <text:p/>
          </table:table-cell>
          <table:table-cell table:formula="of:=IFERROR([.$E$23]+[.$B$21]+[.$B28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9 Female</text:p>
          </table:table-cell>
          <table:table-cell table:formula="of:=IFERROR([.$E$23]+[.$B$11]+[.$B29];&quot;&quot;)">
            <text:p/>
          </table:table-cell>
          <table:table-cell table:formula="of:=IFERROR([.$E$23]+[.$B$12]+[.$B29];&quot;&quot;)">
            <text:p/>
          </table:table-cell>
          <table:table-cell table:formula="of:=IFERROR([.$E$23]+[.$B$13]+[.$B29];&quot;&quot;)">
            <text:p/>
          </table:table-cell>
          <table:table-cell table:formula="of:=IFERROR([.$E$23]+[.$B$14]+[.$B29];&quot;&quot;)">
            <text:p/>
          </table:table-cell>
          <table:table-cell table:formula="of:=IFERROR([.$E$23]+[.$B$15]+[.$B29];&quot;&quot;)">
            <text:p/>
          </table:table-cell>
          <table:table-cell table:formula="of:=IFERROR([.$E$23]+[.$B$16]+[.$B29];&quot;&quot;)">
            <text:p/>
          </table:table-cell>
          <table:table-cell table:formula="of:=IFERROR([.$E$23]+[.$B$17]+[.$B29];&quot;&quot;)">
            <text:p/>
          </table:table-cell>
          <table:table-cell table:formula="of:=IFERROR([.$E$23]+[.$B$18]+[.$B29];&quot;&quot;)">
            <text:p/>
          </table:table-cell>
          <table:table-cell table:formula="of:=IFERROR([.$E$23]+[.$B$19]+[.$B29];&quot;&quot;)">
            <text:p/>
          </table:table-cell>
          <table:table-cell table:formula="of:=IFERROR([.$E$23]+[.$B$20]+[.$B29];&quot;&quot;)">
            <text:p/>
          </table:table-cell>
          <table:table-cell table:formula="of:=IFERROR([.$E$23]+[.$B$21]+[.$B29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9 Male</text:p>
          </table:table-cell>
          <table:table-cell table:formula="of:=IFERROR([.$E$23]+[.$B$11]+[.$B30];&quot;&quot;)">
            <text:p/>
          </table:table-cell>
          <table:table-cell table:formula="of:=IFERROR([.$E$23]+[.$B$12]+[.$B30];&quot;&quot;)">
            <text:p/>
          </table:table-cell>
          <table:table-cell table:formula="of:=IFERROR([.$E$23]+[.$B$13]+[.$B30];&quot;&quot;)">
            <text:p/>
          </table:table-cell>
          <table:table-cell table:formula="of:=IFERROR([.$E$23]+[.$B$14]+[.$B30];&quot;&quot;)">
            <text:p/>
          </table:table-cell>
          <table:table-cell table:formula="of:=IFERROR([.$E$23]+[.$B$15]+[.$B30];&quot;&quot;)">
            <text:p/>
          </table:table-cell>
          <table:table-cell table:formula="of:=IFERROR([.$E$23]+[.$B$16]+[.$B30];&quot;&quot;)">
            <text:p/>
          </table:table-cell>
          <table:table-cell table:formula="of:=IFERROR([.$E$23]+[.$B$17]+[.$B30];&quot;&quot;)">
            <text:p/>
          </table:table-cell>
          <table:table-cell table:formula="of:=IFERROR([.$E$23]+[.$B$18]+[.$B30];&quot;&quot;)">
            <text:p/>
          </table:table-cell>
          <table:table-cell table:formula="of:=IFERROR([.$E$23]+[.$B$19]+[.$B30];&quot;&quot;)">
            <text:p/>
          </table:table-cell>
          <table:table-cell table:formula="of:=IFERROR([.$E$23]+[.$B$20]+[.$B30];&quot;&quot;)">
            <text:p/>
          </table:table-cell>
          <table:table-cell table:formula="of:=IFERROR([.$E$23]+[.$B$21]+[.$B30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23]+[.$B$11]+[.$B31];&quot;&quot;)">
            <text:p/>
          </table:table-cell>
          <table:table-cell table:formula="of:=IFERROR([.$E$23]+[.$B$12]+[.$B31];&quot;&quot;)">
            <text:p/>
          </table:table-cell>
          <table:table-cell table:formula="of:=IFERROR([.$E$23]+[.$B$13]+[.$B31];&quot;&quot;)">
            <text:p/>
          </table:table-cell>
          <table:table-cell table:formula="of:=IFERROR([.$E$23]+[.$B$14]+[.$B31];&quot;&quot;)">
            <text:p/>
          </table:table-cell>
          <table:table-cell table:formula="of:=IFERROR([.$E$23]+[.$B$15]+[.$B31];&quot;&quot;)">
            <text:p/>
          </table:table-cell>
          <table:table-cell table:formula="of:=IFERROR([.$E$23]+[.$B$16]+[.$B31];&quot;&quot;)">
            <text:p/>
          </table:table-cell>
          <table:table-cell table:formula="of:=IFERROR([.$E$23]+[.$B$17]+[.$B31];&quot;&quot;)">
            <text:p/>
          </table:table-cell>
          <table:table-cell table:formula="of:=IFERROR([.$E$23]+[.$B$18]+[.$B31];&quot;&quot;)">
            <text:p/>
          </table:table-cell>
          <table:table-cell table:formula="of:=IFERROR([.$E$23]+[.$B$19]+[.$B31];&quot;&quot;)">
            <text:p/>
          </table:table-cell>
          <table:table-cell table:formula="of:=IFERROR([.$E$23]+[.$B$20]+[.$B31];&quot;&quot;)">
            <text:p/>
          </table:table-cell>
          <table:table-cell table:formula="of:=IFERROR([.$E$23]+[.$B$21]+[.$B31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23]+[.$B$11]+[.$B32];&quot;&quot;)">
            <text:p/>
          </table:table-cell>
          <table:table-cell table:formula="of:=IFERROR([.$E$23]+[.$B$12]+[.$B32];&quot;&quot;)">
            <text:p/>
          </table:table-cell>
          <table:table-cell table:formula="of:=IFERROR([.$E$23]+[.$B$13]+[.$B32];&quot;&quot;)">
            <text:p/>
          </table:table-cell>
          <table:table-cell table:formula="of:=IFERROR([.$E$23]+[.$B$14]+[.$B32];&quot;&quot;)">
            <text:p/>
          </table:table-cell>
          <table:table-cell table:formula="of:=IFERROR([.$E$23]+[.$B$15]+[.$B32];&quot;&quot;)">
            <text:p/>
          </table:table-cell>
          <table:table-cell table:formula="of:=IFERROR([.$E$23]+[.$B$16]+[.$B32];&quot;&quot;)">
            <text:p/>
          </table:table-cell>
          <table:table-cell table:formula="of:=IFERROR([.$E$23]+[.$B$17]+[.$B32];&quot;&quot;)">
            <text:p/>
          </table:table-cell>
          <table:table-cell table:formula="of:=IFERROR([.$E$23]+[.$B$18]+[.$B32];&quot;&quot;)">
            <text:p/>
          </table:table-cell>
          <table:table-cell table:formula="of:=IFERROR([.$E$23]+[.$B$19]+[.$B32];&quot;&quot;)">
            <text:p/>
          </table:table-cell>
          <table:table-cell table:formula="of:=IFERROR([.$E$23]+[.$B$20]+[.$B32];&quot;&quot;)">
            <text:p/>
          </table:table-cell>
          <table:table-cell table:formula="of:=IFERROR([.$E$23]+[.$B$21]+[.$B32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25 Female</text:p>
          </table:table-cell>
          <table:table-cell table:formula="of:=IFERROR([.$E$23]+[.$B$11]+[.$B33];&quot;&quot;)">
            <text:p/>
          </table:table-cell>
          <table:table-cell table:formula="of:=IFERROR([.$E$23]+[.$B$12]+[.$B33];&quot;&quot;)">
            <text:p/>
          </table:table-cell>
          <table:table-cell table:formula="of:=IFERROR([.$E$23]+[.$B$13]+[.$B33];&quot;&quot;)">
            <text:p/>
          </table:table-cell>
          <table:table-cell table:formula="of:=IFERROR([.$E$23]+[.$B$14]+[.$B33];&quot;&quot;)">
            <text:p/>
          </table:table-cell>
          <table:table-cell table:formula="of:=IFERROR([.$E$23]+[.$B$15]+[.$B33];&quot;&quot;)">
            <text:p/>
          </table:table-cell>
          <table:table-cell table:formula="of:=IFERROR([.$E$23]+[.$B$16]+[.$B33];&quot;&quot;)">
            <text:p/>
          </table:table-cell>
          <table:table-cell table:formula="of:=IFERROR([.$E$23]+[.$B$17]+[.$B33];&quot;&quot;)">
            <text:p/>
          </table:table-cell>
          <table:table-cell table:formula="of:=IFERROR([.$E$23]+[.$B$18]+[.$B33];&quot;&quot;)">
            <text:p/>
          </table:table-cell>
          <table:table-cell table:formula="of:=IFERROR([.$E$23]+[.$B$19]+[.$B33];&quot;&quot;)">
            <text:p/>
          </table:table-cell>
          <table:table-cell table:formula="of:=IFERROR([.$E$23]+[.$B$20]+[.$B33];&quot;&quot;)">
            <text:p/>
          </table:table-cell>
          <table:table-cell table:formula="of:=IFERROR([.$E$23]+[.$B$21]+[.$B33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50" office:value-type="string" calcext:value-type="string">
            <text:p>DB-25 Male</text:p>
          </table:table-cell>
          <table:table-cell table:formula="of:=IFERROR([.$E$23]+[.$B$11]+[.$B34];&quot;&quot;)">
            <text:p/>
          </table:table-cell>
          <table:table-cell table:formula="of:=IFERROR([.$E$23]+[.$B$12]+[.$B34];&quot;&quot;)">
            <text:p/>
          </table:table-cell>
          <table:table-cell table:formula="of:=IFERROR([.$E$23]+[.$B$13]+[.$B34];&quot;&quot;)">
            <text:p/>
          </table:table-cell>
          <table:table-cell table:formula="of:=IFERROR([.$E$23]+[.$B$14]+[.$B34];&quot;&quot;)">
            <text:p/>
          </table:table-cell>
          <table:table-cell table:formula="of:=IFERROR([.$E$23]+[.$B$15]+[.$B34];&quot;&quot;)">
            <text:p/>
          </table:table-cell>
          <table:table-cell table:formula="of:=IFERROR([.$E$23]+[.$B$16]+[.$B34];&quot;&quot;)">
            <text:p/>
          </table:table-cell>
          <table:table-cell table:formula="of:=IFERROR([.$E$23]+[.$B$17]+[.$B34];&quot;&quot;)">
            <text:p/>
          </table:table-cell>
          <table:table-cell table:formula="of:=IFERROR([.$E$23]+[.$B$18]+[.$B34];&quot;&quot;)">
            <text:p/>
          </table:table-cell>
          <table:table-cell table:formula="of:=IFERROR([.$E$23]+[.$B$19]+[.$B34];&quot;&quot;)">
            <text:p/>
          </table:table-cell>
          <table:table-cell table:formula="of:=IFERROR([.$E$23]+[.$B$20]+[.$B34];&quot;&quot;)">
            <text:p/>
          </table:table-cell>
          <table:table-cell table:formula="of:=IFERROR([.$E$23]+[.$B$21]+[.$B34];&quot;&quot;)">
            <text:p/>
          </table:table-cell>
        </table:table-row>
        <calcext:conditional-formats>
          <calcext:conditional-format calcext:target-range-address="'Wiring Harness Mass Estimator'.L17:'Wiring Harness Mass Estimator'.V27 'Wiring Harness Mass Estimator'.L31:'Wiring Harness Mass Estimator'.V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Wiring Harness Mass Estimator'.L3:'Wiring Harness Mass Estimator'.V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s" table:style-name="ta1">
        <table:table-column table:style-name="co2" table:number-columns-repeated="3" table:default-cell-style-name="ce81"/>
        <table:table-column table:style-name="co9" table:default-cell-style-name="ce81"/>
        <table:table-column table:style-name="co2" table:number-columns-repeated="8" table:default-cell-style-name="ce81"/>
        <table:table-column table:style-name="co2" table:default-cell-style-name="Default"/>
        <table:table-column table:style-name="co2" table:default-cell-style-name="ce81"/>
        <table:table-row table:style-name="ro1">
          <table:table-cell table:style-name="ce18" office:value-type="string" calcext:value-type="string">
            <text:p>Ampacity</text:p>
          </table:table-cell>
          <table:table-cell table:style-name="ce18" office:value-type="string" calcext:value-type="string">
            <text:p>AWG</text:p>
          </table:table-cell>
          <table:table-cell table:style-name="ce18" office:value-type="string" calcext:value-type="string">
            <text:p>Diameter (in)</text:p>
          </table:table-cell>
          <table:table-cell table:style-name="ce18" office:value-type="string" calcext:value-type="string">
            <text:p>Diameter (mm)</text:p>
          </table:table-cell>
          <table:table-cell table:style-name="ce18" office:value-type="string" calcext:value-type="string">
            <text:p>Turns (1/in)</text:p>
          </table:table-cell>
          <table:table-cell table:style-name="ce18" office:value-type="string" calcext:value-type="string">
            <text:p>Turns (1/mm)</text:p>
          </table:table-cell>
          <table:table-cell table:style-name="ce18" office:value-type="string" calcext:value-type="string">
            <text:p>Area (kcmil)</text:p>
          </table:table-cell>
          <table:table-cell table:style-name="ce18" office:value-type="string" calcext:value-type="string">
            <text:p>Area(mm2)</text:p>
          </table:table-cell>
          <table:table-cell table:style-name="ce18" office:value-type="string" calcext:value-type="string">
            <text:p>Ohm/kft</text:p>
          </table:table-cell>
          <table:table-cell table:style-name="ce18" office:value-type="string" calcext:value-type="string">
            <text:p>Ohm/km</text:p>
          </table:table-cell>
          <table:table-cell table:style-name="ce18" office:value-type="string" calcext:value-type="string">
            <text:p>Mass lb/ft</text:p>
          </table:table-cell>
          <table:table-cell table:style-name="ce18" office:value-type="string" calcext:value-type="string">
            <text:p>Mass kg/m</text:p>
          </table:table-cell>
          <table:table-cell table:style-name="ce18" office:value-type="string" calcext:value-type="string">
            <text:p>300V lb/ft</text:p>
          </table:table-cell>
          <table:table-cell table:style-name="ce18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82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82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82" office:value-type="float" office:value="0.000665" calcext:value-type="float">
            <text:p>6.65E-04</text:p>
          </table:table-cell>
          <table:table-cell table:style-name="ce82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/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82" office:value-type="float" office:value="0.000562" calcext:value-type="float">
            <text:p>5.62E-04</text:p>
          </table:table-cell>
          <table:table-cell table:style-name="ce82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82" office:value-type="float" office:value="0.000467" calcext:value-type="float">
            <text:p>4.67E-04</text:p>
          </table:table-cell>
          <table:table-cell table:style-name="ce82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82" office:value-type="float" office:value="0.000409" calcext:value-type="float">
            <text:p>4.09E-04</text:p>
          </table:table-cell>
          <table:table-cell table:style-name="ce82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82" office:value-type="float" office:value="0.000354" calcext:value-type="float">
            <text:p>3.54E-04</text:p>
          </table:table-cell>
          <table:table-cell table:style-name="ce82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/>
        </table:table-row>
        <table:table-row table:style-name="ro1">
          <table:table-cell table:style-name="ce62" office:value-type="string" calcext:value-type="string">
            <text:p>Circle Packing in a Circle (Wikipedia)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3"/>
          <table:table-cell table:style-name="ce62" office:value-type="string" calcext:value-type="string">
            <text:p>Above is a rearranged version of a table found on Wikibooks of solid-core copper wire properties.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21:09:09.2494540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6-09T21:16:09.514662048</dc:date>
    <meta:editing-duration>PT2H18M15S</meta:editing-duration>
    <meta:editing-cycles>18</meta:editing-cycles>
    <meta:generator>LibreOffice/24.2.7.2$Linux_X86_64 LibreOffice_project/420$Build-2</meta:generator>
    <meta:document-statistic meta:table-count="2" meta:cell-count="958" meta:object-count="0"/>
  </office:meta>
</office:document-meta>
</file>